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Unicode MS1" svg:font-family="'Arial Unicode MS'"/>
    <style:font-face style:name="Courier New" svg:font-family="'Courier New'" style:font-family-generic="modern" style:font-pitch="fixed"/>
    <style:font-face style:name="Hiragino Kaku Gothic ProN W3" svg:font-family="'Hiragino Kaku Gothic ProN W3'"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GGothicM" svg:font-family="HGGothicM" style:font-family-generic="swiss" style:font-pitch="variable"/>
    <style:font-face style:name="Hiragino Kaku Gothic Pro W3" svg:font-family="'Hiragino Kaku Gothic Pro W3'" style:font-family-generic="swiss" style:font-pitch="variable"/>
    <style:font-face style:name="Hiragino Maru Gothic Pro W4" svg:font-family="'Hiragino Maru Gothic Pro W4'" style:font-adornments="Regular" style:font-family-generic="swiss" style:font-pitch="variable"/>
    <style:font-face style:name="Arial Unicode MS" svg:font-family="'Arial Unicode MS'" style:font-family-generic="system" style:font-pitch="variable"/>
    <style:font-face style:name="Hiragino Mincho ProN W3" svg:font-family="'Hiragino Mincho ProN W3'"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HGGothicM" style:font-name-asian="HGGothicM"/>
    </style:style>
    <style:style style:name="P3" style:family="paragraph" style:parent-style-name="Standard">
      <style:text-properties style:font-name="HGGothicM" fo:font-size="14pt" style:font-name-asian="HGGothicM" style:font-size-asian="14pt" style:font-size-complex="14pt"/>
    </style:style>
    <style:style style:name="P4" style:family="paragraph" style:parent-style-name="Standard">
      <style:text-properties style:font-name="HGGothicM" fo:font-size="10.5pt" style:font-name-asian="HGGothicM" style:font-size-asian="10.5pt" style:font-size-complex="10.5pt"/>
    </style:style>
    <style:style style:name="P5" style:family="paragraph" style:parent-style-name="Standard">
      <style:text-properties style:font-name="Hiragino Kaku Gothic Pro W3" fo:font-size="12pt" style:font-name-asian="Hiragino Kaku Gothic Pro W3" style:font-size-asian="12pt" style:font-size-complex="12pt"/>
    </style:style>
    <style:style style:name="P6" style:family="paragraph" style:parent-style-name="Standard">
      <style:paragraph-properties fo:break-before="page"/>
      <style:text-properties style:font-name="HGGothicM" style:font-name-asian="HGGothicM"/>
    </style:style>
    <style:style style:name="P7" style:family="paragraph" style:parent-style-name="Standard" style:list-style-name="L1">
      <style:text-properties style:font-name="Hiragino Kaku Gothic Pro W3" fo:font-size="12pt" style:font-name-asian="Hiragino Kaku Gothic Pro W3" style:font-size-asian="12pt" style:font-size-complex="12pt"/>
    </style:style>
    <style:style style:name="P8" style:family="paragraph" style:parent-style-name="Standard">
      <style:text-properties style:font-name="HGGothicM" fo:font-size="10.5pt" style:font-name-asian="HGGothicM" style:font-size-asian="10.5pt" style:font-size-complex="10.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rt5. 貪欲なアルゴリズム</text:p>
      <text:p text:style-name="P2"/>
      <text:p text:style-name="P4">問題によっては、「あることをすると必ず結果が良くなる」という性質を持つことがある。このときに、ひたすら「あること」をし続けることで最適解に辿り着こうとするのが貪欲なアルゴリズムである。</text:p>
      <text:p text:style-name="P2"/>
      <text:list xml:id="list733506322" text:style-name="L1">
        <text:list-item>
          <text:p text:style-name="P7">貪欲法</text:p>
        </text:list-item>
        <text:list-item>
          <text:p text:style-name="P7">最小全域木（クラスカル法）</text:p>
        </text:list-item>
        <text:list-item>
          <text:p text:style-name="P7">最短経路（ダイクストラ法）</text:p>
          <text:p text:style-name="P7"/>
        </text:list-item>
      </text:list>
      <text:p text:style-name="P5"/>
      <text:p text:style-name="P6">5-1. 貪欲法</text:p>
      <text:p text:style-name="P4"/>
      <text:p text:style-name="P4">（１）例を探さないと…</text:p>
      <text:p text:style-name="P6">5-2. 最小全域木（クラスカル法）</text:p>
      <text:p text:style-name="P4"/>
      <text:p text:style-name="P4"/>
      <text:p text:style-name="P6">5-3. 最短経路（ダイクストラ法）</text:p>
      <text:p text:style-name="P4"/>
      <text:p text:style-name="P4"/>
      <text:p text:style-name="P4">pq</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Unicode MS1" svg:font-family="'Arial Unicode MS'"/>
    <style:font-face style:name="Courier New" svg:font-family="'Courier New'" style:font-family-generic="modern" style:font-pitch="fixed"/>
    <style:font-face style:name="Hiragino Kaku Gothic ProN W3" svg:font-family="'Hiragino Kaku Gothic ProN W3'"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GGothicM" svg:font-family="HGGothicM" style:font-family-generic="swiss" style:font-pitch="variable"/>
    <style:font-face style:name="Hiragino Kaku Gothic Pro W3" svg:font-family="'Hiragino Kaku Gothic Pro W3'" style:font-family-generic="swiss" style:font-pitch="variable"/>
    <style:font-face style:name="Hiragino Maru Gothic Pro W4" svg:font-family="'Hiragino Maru Gothic Pro W4'" style:font-adornments="Regular" style:font-family-generic="swiss" style:font-pitch="variable"/>
    <style:font-face style:name="Arial Unicode MS" svg:font-family="'Arial Unicode MS'" style:font-family-generic="system" style:font-pitch="variable"/>
    <style:font-face style:name="Hiragino Mincho ProN W3" svg:font-family="'Hiragino Mincho ProN W3'"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Hiragino Mincho ProN W3" style:font-size-asian="12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sian="Hiragino Maru Gothic Pro W4" style:font-weight-asian="35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iragino Mincho ProN W3"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Hiragino Mincho ProN W3" style:font-size-asian="14pt" style:font-weight-asian="bold" style:font-name-complex="Arial Unicode MS" style:font-size-complex="14pt" style:font-weight-complex="bold"/>
    </style:style>
    <style:style style:name="Header" style:family="paragraph" style:parent-style-name="Standard" style:class="extra">
      <style:paragraph-properties text:number-lines="false" text:line-number="0">
        <style:tab-stops>
          <style:tab-stop style:position="2.6772in" style:type="center"/>
          <style:tab-stop style:position="5.354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Hiragino Kaku Gothic ProN W3"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Hiragino Mincho ProN W3" style:font-size-asian="24pt" style:font-weight-asian="bold" style:font-name-complex="Arial Unicode M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6.9299in" fo:page-height="9.8402in" style:num-format="1" style:print-orientation="portrait" fo:margin-top="0.5902in" fo:margin-bottom="0.5902in" fo:margin-left="0.7874in" fo:margin-right="0.7874in" style:shadow="none" fo:background-color="transparent" style:writing-mode="lr-tb" style:layout-grid-color="#c0c0c0" style:layout-grid-lines="40" style:layout-grid-base-height="0.1665in" style:layout-grid-ruby-height="0.0346in" style:layout-grid-mode="line" style:layout-grid-ruby-below="false" style:layout-grid-print="true" style:layout-grid-display="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K会夏期講習2013　情報講座</text:p>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iichi Matsumoto</meta:initial-creator>
    <meta:creation-date>2012-07-05T08:56:54</meta:creation-date>
    <dc:date>2013-07-26T22:12:37</dc:date>
    <dc:creator>Eiichi Matsumoto</dc:creator>
    <meta:editing-duration>P8DT22H25M1S</meta:editing-duration>
    <meta:editing-cycles>96</meta:editing-cycles>
    <meta:generator>OpenOffice.org/3.3$Unix OpenOffice.org_project/330m20$Build-9567</meta:generator>
    <meta:document-statistic meta:table-count="0" meta:image-count="0" meta:object-count="0" meta:page-count="4" meta:paragraph-count="12" meta:word-count="101" meta:character-count="216"/>
  </office:meta>
</office:document-meta>
</file>